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style:keep-together="true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6" style:family="table-row">
      <style:table-row-properties style:keep-together="true"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6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3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2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2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3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2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3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3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3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3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3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3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2">
            <text:p text:style-name="P3">22/12/2018</text:p>
          </table:table-cell>
          <table:table-cell table:style-name="Changelog.C2" office:value-type="string">
            <text:p text:style-name="P3">Added the whole design of Alchemist’s guild and the whole design of the Alchemist’s puzzl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26">
            <text:p text:style-name="P3">26/12/2018</text:p>
          </table:table-cell>
          <table:table-cell table:style-name="Changelog.C3" office:value-type="string">
            <text:p text:style-name="P3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7">
            <text:p text:style-name="P3">27/12/2018</text:p>
          </table:table-cell>
          <table:table-cell table:style-name="Changelog.C2" office:value-type="string">
            <text:p text:style-name="P3">Added the mechanics of rewards for exploration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28">
            <text:p text:style-name="P3">28/12/2018</text:p>
          </table:table-cell>
          <table:table-cell table:style-name="Changelog.C3" office:value-type="string">
            <text:p text:style-name="P3">Puzzle ampoules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30">
            <text:p text:style-name="P3">30/12/2018</text:p>
          </table:table-cell>
          <table:table-cell table:style-name="Changelog.C2" office:value-type="string">
            <text:p text:style-name="P3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9-01-01">
            <text:p text:style-name="P3">01/01/2019</text:p>
          </table:table-cell>
          <table:table-cell table:style-name="Changelog.C3" office:value-type="string">
            <text:p text:style-name="P3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9-01-04">
            <text:p text:style-name="P3">04/01/2019</text:p>
          </table:table-cell>
          <table:table-cell table:style-name="Changelog.C2" office:value-type="string">
            <text:p text:style-name="P3">Added FSM for NPC friendly and FSM for Ben. Also added lighting elements in the map descriptions.</text:p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table:align="margins"/>
    </style:style>
    <style:style style:name="Tabella9.A" style:family="table-column">
      <style:table-column-properties style:rel-column-width="32767*"/>
    </style:style>
    <style:style style:name="Tabella9.B" style:family="table-column">
      <style:table-column-properties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9-01-04T17:05:14.21</dc:date>
    <meta:editing-duration>PT1H8M20S</meta:editing-duration>
    <meta:editing-cycles>50</meta:editing-cycles>
    <meta:generator>OpenOffice/4.1.4$Win32 OpenOffice.org_project/414m5$Build-9788</meta:generator>
    <meta:document-statistic meta:table-count="2" meta:image-count="0" meta:object-count="0" meta:page-count="3" meta:paragraph-count="171" meta:word-count="471" meta:character-count="3247"/>
    <meta:template xlink:type="simple" xlink:actuate="onRequest" xlink:title="" xlink:href="../MasterGameDesignDocument.odm" meta:date="2018-12-28T17:30:08.55"/>
  </office:meta>
</office:document-meta>
</file>